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DejaVu Sans1" svg:font-family="'DejaVu Sans'" style:font-family-generic="swiss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146c76" style:font-size-asian="16pt" style:font-name-complex="IRRoya" style:font-size-complex="16pt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<text:span text:style-name="T2">Pile of scrap metal: انبوهی از آهن قراض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DejaVu Sans1" svg:font-family="'DejaVu Sans'" style:font-family-generic="swiss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1-20T11:13:55.859697529</dc:date>
    <meta:editing-duration>PT39M4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02" meta:character-count="435" meta:non-whitespace-character-count="333"/>
  </office:meta>
</office:document-meta>
</file>